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mbols layout: must have same tile for all the low/mid symbols, as an animation.</text:p>
      <text:p text:style-name="Standard">symbols 7,8,9: full size characters that get cropped on front end</text:p>
      <text:p text:style-name="Standard">symbol 10,11 : normal size wild (same symbol for some reason)</text:p>
      <text:p text:style-name="Standard">symbol 12, beans</text:p>
      <text:p text:style-name="Standard">frames: just for full size for characters and only 1</text:p>
      <text:p text:style-name="Standard"/>
      <text:p text:style-name="Standard"/>
      <text:p text:style-name="Standard">backgrounds (can change but side meter must stay in background):</text:p>
      <text:p text:style-name="Standard">FS, integrated box on desktop and mobile, positions can change from MWJ to remove the side meter from the top on portrait that was not ideal</text:p>
      <text:p text:style-name="Standard">background number of layers can be different</text:p>
      <text:p text:style-name="Standard"/>
      <text:p text:style-name="Standard">Side meter, base game (should stay the same)</text:p>
      <text:p text:style-name="Standard">harp event and animation (harp idle is not used on MWJ too)</text:p>
      <text:p text:style-name="Standard">each leaf on the side meter has a separate animation and beanstalk is in the background so it should xmas if possible (8 positions)</text:p>
      <text:p text:style-name="Standard"/>
      <text:p text:style-name="Standard"/>
      <text:p text:style-name="Standard"/>
      <text:p text:style-name="Standard">Side meter, FS (should stay the same)</text:p>
      <text:p text:style-name="Standard">MWJ didn't have animations on the number , it just made the numbers brighter (6 positions) </text:p>
      <text:p text:style-name="Standard">animation to highlight the number of successive wins you're at (green leaves animation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0:58:50.113137350</meta:creation-date>
    <dc:date>2021-04-26T10:59:22.373227602</dc:date>
    <meta:editing-duration>PT32S</meta:editing-duration>
    <meta:editing-cycles>1</meta:editing-cycles>
    <meta:document-statistic meta:table-count="0" meta:image-count="0" meta:object-count="0" meta:page-count="1" meta:paragraph-count="14" meta:word-count="172" meta:character-count="972" meta:non-whitespace-character-count="813"/>
    <meta:generator>LibreOffice/6.4.6.2$Linux_X86_64 LibreOffice_project/40$Build-2</meta:generator>
  </office:meta>
</office:document-meta>
</file>